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fb48f" officeooo:paragraph-rsid="001fb48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fb48f" officeooo:paragraph-rsid="001fb48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fb48f" officeooo:paragraph-rsid="001fb48f" style:font-weight-asian="normal" style:font-weight-complex="normal"/>
    </style:style>
    <style:style style:name="T1" style:family="text">
      <style:text-properties officeooo:rsid="0020bd11"/>
    </style:style>
    <style:style style:name="T2" style:family="text">
      <style:text-properties officeooo:rsid="0021b7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 Maj</text:p>
      <text:p text:style-name="P1"/>
      <text:p text:style-name="P2">mødes og diskutere start af projekt</text:p>
      <text:p text:style-name="P2">Forventningsafstemning</text:p>
      <text:p text:style-name="P2"/>
      <text:p text:style-name="P2">opsætning af diverse værktøjer:</text:p>
      <text:p text:style-name="P2"><text:tab/>Trello</text:p>
      <text:p text:style-name="P2"><text:tab/>Google Calendar</text:p>
      <text:p text:style-name="P2"><text:tab/><text:tab/>- Gennemgåelse af vigtige Datoer</text:p>
      <text:p text:style-name="P2"><text:tab/>Github</text:p>
      <text:p text:style-name="P2"><text:tab/><text:tab/>- Snak omkring struktur af github repo</text:p>
      <text:p text:style-name="P2"><text:tab/>Discord</text:p>
      <text:p text:style-name="P2"><text:tab/><text:tab/>- <text:span text:style-name="T2">Lagde links til kalender/github/opgavebeskrivelse ind<text:line-break/></text:span></text:p>
      <text:p text:style-name="P2">Planlægning og gennemgående opsætning af Trello:</text:p>
      <text:p text:style-name="P2"><text:tab/>* Gennemgåelse af opgave beskrivelse</text:p>
      <text:p text:style-name="P2"><text:tab/>* Snak omkring github processer</text:p>
      <text:p text:style-name="P2"><text:tab/>* <text:span text:style-name="T1">skrevet projektkrav og formaliteter ned</text:span></text:p>
      <text:p text:style-name="P2"><text:tab/>* <text:span text:style-name="T1">Skrevet en checkliste/processliste for daily standup og gruppevejledning</text:span></text:p>
      <text:p text:style-name="P2"><text:tab/>* <text:span text:style-name="T1">noteret hvad der er blokeret for at kunne starte vores planlægning af design og arkitektur<text:tab/></text:span></text:p>
      <text:p text:style-name="P2"><text:tab/>* <text:span text:style-name="T1">uploadet startkode</text:span></text:p>
      <text:p text:style-name="P2"><text:tab/>* <text:span text:style-name="T2">aftalte næste mød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2T11:48:46.245363140</meta:creation-date>
    <dc:date>2022-05-02T12:42:35.327432590</dc:date>
    <meta:editing-duration>PT28M5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90" meta:character-count="634" meta:non-whitespace-character-count="544"/>
  </office:meta>
</office:document-meta>
</file>